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1e4" officeooo:paragraph-rsid="0014e1e4"/>
    </style:style>
    <style:style style:name="P2" style:family="paragraph" style:parent-style-name="Standard">
      <style:text-properties officeooo:rsid="0017cf37" officeooo:paragraph-rsid="0017cf37"/>
    </style:style>
    <style:style style:name="P3" style:family="paragraph" style:parent-style-name="Standard">
      <style:text-properties officeooo:rsid="0018c7a1" officeooo:paragraph-rsid="0018c7a1"/>
    </style:style>
    <style:style style:name="P4" style:family="paragraph" style:parent-style-name="Standard">
      <style:text-properties officeooo:rsid="001cc59a" officeooo:paragraph-rsid="001cc59a"/>
    </style:style>
    <style:style style:name="T1" style:family="text">
      <style:text-properties officeooo:rsid="0019d0da"/>
    </style:style>
    <style:style style:name="T2" style:family="text">
      <style:text-properties officeooo:rsid="001ba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-Problématique :</text:p>
      <text:p text:style-name="P1"/>
      <text:p text:style-name="P1"><text:tab/>- Dans le TP1 l’objectif est de spécifier les propriétés des polynômes et ensuite d’implémenter 5 opérations (créer un polynôme nul, construire un polynôme, calculer le degré d’un polynôme, calculer le coefficient de rang i d’un polynôme et tester si un polynôme est nul)</text:p>
      <text:p text:style-name="P2">Il s’agit donc de définir de manière concrète le type polynôme.</text:p>
      <text:p text:style-name="P1"><text:tab/>-</text:p>
      <text:p text:style-name="P1"/>
      <text:p text:style-name="P3">II-Réalisation :</text:p>
      <text:p text:style-name="P3"/>
      <text:p text:style-name="P3"><text:tab/>- En premier lieu il s’agit de fournir une spécification (.casl) qui permet l’extraction de la structure, des opérations (signatures) et des propriétés (axiomes).</text:p>
      <text:p text:style-name="P3"><text:tab/>- On effectue ensuite la validation en ligne grâce a l’analyseur HETS, dans le cas présent la validation est réussie complète est cohérente. <text:span text:style-name="T1">(Voir Screenshot DOLIator)</text:span></text:p>
      <text:p text:style-name="P3"><text:tab/>- <text:span text:style-name="T2">On implémente ensuite en c en effectuant une description complète de la structure (typedef) et en implémentant les opérations de manières a respecter les propriétés. (Voir fichier interface .h, et fichier d’implémentation .c)</text:span></text:p>
      <text:p text:style-name="P3"><text:tab/>- <text:span text:style-name="T2">Enfin on effectue la vérification en c ; on s’assure que l’implémentation est correcte c’est a dire qu’elle respecte les propriétés.</text:span></text:p>
      <text:p text:style-name="P3"/>
      <text:p text:style-name="P4">III-Bilan/Conclusion 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59:43.596318747</meta:creation-date>
    <meta:generator>LibreOffice/6.0.3.2$Linux_X86_64 LibreOffice_project/00m0$Build-2</meta:generator>
    <dc:date>2018-12-07T10:24:16.081092701</dc:date>
    <meta:editing-duration>PT24M29S</meta:editing-duration>
    <meta:editing-cycles>8</meta:editing-cycles>
    <meta:document-statistic meta:table-count="0" meta:image-count="0" meta:object-count="0" meta:page-count="1" meta:paragraph-count="10" meta:word-count="168" meta:character-count="1086" meta:non-whitespace-character-count="922"/>
  </office:meta>
</office:document-meta>
</file>